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notes on the exercise to clean the data.tsv file.</text:p>
      <text:p text:style-name="Standard"/>
      <text:p text:style-name="Standard">→ The exercise was in written in Java 8.</text:p>
      <text:p text:style-name="Standard"/>
      <text:p text:style-name="Standard">→ There are 4 string type arguments that are passed to the main class 'ProcessData' and they are listed below.</text:p>
      <text:list xml:id="list8478954559650963821" text:style-name="L2">
        <text:list-item>
          <text:list>
            <text:list-item>
              <text:p text:style-name="P2">Argument 1: denotes the position in the file where a selective data correction should start.</text:p>
            </text:list-item>
            <text:list-item>
              <text:p text:style-name="P2">Argument 2: denotes the length of data that should be corrected when a selective data correction option is used.</text:p>
            </text:list-item>
            <text:list-item>
              <text:p text:style-name="P2">Argument 3: a Y or N value to signal if the contents of the updated data should be written to the console.</text:p>
            </text:list-item>
            <text:list-item>
              <text:p text:style-name="P2">Argument 4: a Y or N value to determine if a unique file name should be used when writing the data that gets processed via the selective correction mode. </text:p>
            </text:list-item>
          </text:list>
        </text:list-item>
      </text:list>
      <text:p text:style-name="Standard"/>
      <text:p text:style-name="Standard">→ There are 3 .bat files and an .sh file as well that may be used to run the developed code. <text:s/>I developed this on a Windows box and with this in mind, was not sure how to test the .sh version of the file. <text:s/>Each .bat file pertains to one of 3 options available for this process that cleans the data as listed below.</text:p>
      <text:p text:style-name="Standard"/>
      <text:list xml:id="list4520644789278501017" text:style-name="L3">
        <text:list-item>
          <text:list>
            <text:list-item>
              <text:p text:style-name="P3"><text:span text:style-name="T1">CleanDataApplication_Full</text:span>: Runs a clean-up process on the full file. <text:s/>The arguments for this are 0 0 Y N.</text:p>
            </text:list-item>
          </text:list>
        </text:list-item>
      </text:list>
      <text:p text:style-name="Standard"/>
      <text:p text:style-name="Standard"><text:tab/> <text:s text:c="5"/>Writes to cleanData.tsv</text:p>
      <text:p text:style-name="Standard"/>
      <text:list xml:id="list33642975" text:continue-numbering="true" text:style-name="L3">
        <text:list-item>
          <text:list>
            <text:list-item>
              <text:p text:style-name="P3"><text:span text:style-name="T1">CleanDataApplication_Partial</text:span>: Runs a partial clean-up process based on the passed in arguments. <text:s/>An example of the arguments would be as 100 5000 Y N – states to start the clean up process at position 100 in the file for 500 characters, to print the output of the process, and to not create a unique file to hold the data.</text:p>
            </text:list-item>
          </text:list>
        </text:list-item>
      </text:list>
      <text:p text:style-name="Standard"/>
      <text:p text:style-name="Standard"><text:tab/> <text:s text:c="5"/>Writes to partialCleanData.tsv</text:p>
      <text:p text:style-name="Standard"/>
      <text:list xml:id="list33665964" text:continue-numbering="true" text:style-name="L3">
        <text:list-item>
          <text:list>
            <text:list-item>
              <text:p text:style-name="P3"><text:span text:style-name="T1">CleanDataApplication_Partial_Unique</text:span>: Like the above mentioned job, this too will run a partial clean-up based on the passed in arguments. <text:s/>The difference with this job is that it will write the processed data to a unique file each time it runs. <text:s/>The arguments for this job would look like 100 500 Y Y – the second Y value signals that a unique file is to be created from a given run. </text:p>
            </text:list-item>
          </text:list>
        </text:list-item>
      </text:list>
      <text:p text:style-name="Standard"/>
      <text:p text:style-name="Standard"><text:tab/> <text:s text:c="5"/>Writes to partialCleanData_'Epoch milliseconds'.tsv</text:p>
      <text:p text:style-name="Standard"/>
      <text:p text:style-name="Standard"/>
      <text:p text:style-name="Standard">→ Some notes on the bonus round of the exercise.</text:p>
      <text:p text:style-name="Standard"/>
      <text:list xml:id="list7205384476374694607" text:style-name="L1">
        <text:list-item>
          <text:list>
            <text:list-item>
              <text:p text:style-name="P1">Changes to allow for the selection of where in the file and for an amount of data to clean-up are in place. <text:s/>(referred to as a partial clean throughout this document.) <text:s/>An option to allow for writing to a unique file is provided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list xml:id="list33646104" text:continue-numbering="true" text:style-name="L1">
        <text:list-item>
          <text:list>
            <text:list-header>
              <text:p text:style-name="P1"/>
            </text:list-header>
            <text:list-item>
              <text:p text:style-name="P1">Java's executor service class was used to allow for the parallel processing of the data. <text:s/>For the sake of this exercise, 2 threads are being used but it is easy enough to expand that.</text:p>
            </text:list-item>
          </text:list>
        </text:list-item>
      </text:list>
      <text:p text:style-name="Standard"/>
      <text:p text:style-name="Standard">→ The output was written in the UTF-8 format and I tested this using Google Sheets, a local instance of Microsoft Excel, an online tsv reader (<text:a xlink:type="simple" xlink:href="https://onlinetsvtools.com/convert-tsv-to-csv" text:style-name="Internet_20_link" text:visited-style-name="Visited_20_Internet_20_Link">https://onlinetsvtools.com/convert-tsv-to-csv</text:a> ), and by reading the data from within the developed class using UTF-8 was the format.</text:p>
      <text:p text:style-name="Standard"/>
      <text:p text:style-name="Standard"/>
      <text:p text:style-name="Standard">→ The requirements mention to surround the tab/line/carriage return values in single quotes (the hint, hint section). <text:s/>Within my class I am using a buffered stream reader to process the data in byte format and these special characters are passed along like any other byte value. <text:s/>With this in mind, there is no special formatting needing to take place for these special characters. </text:p>
      <text:p text:style-name="Standard"/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F Grady</meta:initial-creator>
    <meta:creation-date>2019-08-22T12:44:24.41</meta:creation-date>
    <dc:date>2019-08-22T13:44:57.08</dc:date>
    <dc:creator>TF Grady</dc:creator>
    <meta:editing-duration>PT28M18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2" meta:paragraph-count="20" meta:word-count="548" meta:character-count="3048"/>
  </office:meta>
</office:document-meta>
</file>